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SMapItemBIZEntity.setMainPoi( boolean mainPo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69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SMapItemBIZEntity.isMainPo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MapItemBIZEntity.isBootomPluginClick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MapItemBIZEntity.setBootomPluginClickable( boolean bootomPluginClick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